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6.284cm" table:align="left"/>
    </style:style>
    <style:style style:name="Tabelle1.A" style:family="table-column">
      <style:table-column-properties style:column-width="3.3cm"/>
    </style:style>
    <style:style style:name="Tabelle1.B" style:family="table-column">
      <style:table-column-properties style:column-width="12.984cm"/>
    </style:style>
    <style:style style:name="Tabelle1.A1" style:family="table-cell">
      <style:table-cell-properties style:vertical-align="middle" fo:padding="0.176cm" fo:border="1pt solid #000000"/>
    </style:style>
    <style:style style:name="Tabelle2" style:family="table">
      <style:table-properties style:width="16.284cm" table:align="left"/>
    </style:style>
    <style:style style:name="Tabelle2.A" style:family="table-column">
      <style:table-column-properties style:column-width="3.3cm"/>
    </style:style>
    <style:style style:name="Tabelle2.B" style:family="table-column">
      <style:table-column-properties style:column-width="12.984cm"/>
    </style:style>
    <style:style style:name="Tabel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00%" style:writing-mode="lr-tb"/>
      <style:text-properties fo:font-weight="bold" officeooo:rsid="001ac5d0" officeooo:paragraph-rsid="001ac5d0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00%" style:writing-mode="lr-tb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333333" style:text-line-through-style="none" style:text-line-through-type="none" style:font-name="Arial" fo:font-size="12pt" fo:font-style="normal" style:text-underline-style="none" fo:font-weight="normal" style:text-blinking="false" fo:background-color="#fcfcfc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text-line-through-style="none" style:text-line-through-type="none" style:font-name="Arial" fo:font-size="12pt" fo:font-style="normal" style:text-underline-style="none" fo:font-weight="normal" style:text-blinking="false" fo:background-color="#fcfcfc" loext:char-shading-value="0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5202b412-58e4-4ea6-fb54-e719895f8ac1"/>Stakeholder</text:p>
      <text:p text:style-name="Text_20_body"/>
      <text:p text:style-name="P4">Intern: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">aktiv</text:p>
          </table:table-cell>
          <table:table-cell table:style-name="Tabelle1.A1" office:value-type="string">
            <text:p text:style-name="P8">Programmierer, Software-Tester, </text:p>
          </table:table-cell>
        </table:table-row>
        <table:table-row>
          <table:table-cell table:style-name="Tabelle1.A1" office:value-type="string">
            <text:p text:style-name="P7">passiv</text:p>
          </table:table-cell>
          <table:table-cell table:style-name="Tabelle1.A1" office:value-type="string">
            <text:p text:style-name="P7">nicht Projektbeteiligte, Geschäftsführung, </text:p>
          </table:table-cell>
        </table:table-row>
      </table:table>
      <text:p text:style-name="Text_20_body"/>
      <text:p text:style-name="P4">Extern:</text:p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aktiv</text:p>
          </table:table-cell>
          <table:table-cell table:style-name="Tabelle2.A1" office:value-type="string">
            <text:p text:style-name="P9"><text:span text:style-name="T1">Kunde/Auftraggeber, </text:span><text:span text:style-name="T2">Verantwortlicher beim </text:span><text:span text:style-name="T1">Kunde/Auftraggeber, </text:span></text:p>
          </table:table-cell>
        </table:table-row>
        <table:table-row>
          <table:table-cell table:style-name="Tabelle2.A1" office:value-type="string">
            <text:p text:style-name="P7">passiv</text:p>
          </table:table-cell>
          <table:table-cell table:style-name="Tabelle2.A1" office:value-type="string">
            <text:p text:style-name="P7">Stadt/Politik, Anwohner, Geschäfte in der Umgebung</text:p>
          </table:table-cell>
        </table:table-row>
      </table:table>
      <text:p text:style-name="P1"/>
      <text:p text:style-name="P6"/>
      <text:p text:style-name="P5">Nutzen:</text:p>
      <text:p text:style-name="P5"/>
      <text:p text:style-name="P5"><text:s/><text:span text:style-name="T3">Programmierer:</text:span></text:p>
      <text:p text:style-name="P5"><text:span text:style-name="T3">- er kennt den Ablauf</text:span></text:p>
      <text:p text:style-name="P5"><text:span text:style-name="T3">- er kann es weiter programmierern</text:span></text:p>
      <text:p text:style-name="P5"><text:span text:style-name="T3"/></text:p>
      <text:p text:style-name="P5"><text:span text:style-name="T3">Geschäftsführung:</text:span></text:p>
      <text:p text:style-name="P5"><text:span text:style-name="T3">- Profit</text:span></text:p>
      <text:p text:style-name="P5"><text:span text:style-name="T3"/></text:p>
      <text:p text:style-name="P5"><text:span text:style-name="T3">Kunde:</text:span></text:p>
      <text:p text:style-name="P5"><text:span text:style-name="T3">- unkompliziert parken</text:span></text:p>
      <text:p text:style-name="P5"><text:span text:style-name="T3">- verbessert das Leben, da angenehmer Parken </text:span></text:p>
      <text:p text:style-name="P5"><text:span text:style-name="T3"/></text:p>
      <text:p text:style-name="P5"><text:span text:style-name="T3">Stadt/Politik:</text:span></text:p>
      <text:p text:style-name="P5"><text:span text:style-name="T3">- mehr Parkplätze, sowie Einnahmen des Parkhauses</text:span></text:p>
      <text:p text:style-name="P5"><text:span text:style-name="T3"/></text:p>
      <text:p text:style-name="P5"><text:span text:style-name="T3">Geschäfte in der Umgebung:</text:span></text:p>
      <text:p text:style-name="P5"><text:span text:style-name="T3">- mehr Kunden</text:span></text:p>
      <text:p text:style-name="P5"><text:span text:style-name="T3">- verbessert das Leben der Geschäfte</text:span></text:p>
      <text:p text:style-name="P5"><text:span text:style-name="T3"/></text:p>
      <text:p text:style-name="P5"><text:span text:style-name="T3"/></text:p>
      <text:p text:style-name="P5"><text:span text:style-name="T3">- Kommunikationsplan zwischen Programmierer und Software-Tester, sowie dem Auftraggeber.</text:span></text:p>
      <text:p text:style-name="P5"><text:span text:style-name="T3">- Kommunikationsplan zwischen der Stadt/Politik und dem Auftraggeb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5:34:48.553633506</meta:creation-date>
    <dc:date>2017-10-26T16:18:10.903843118</dc:date>
    <meta:editing-duration>PT22M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1" meta:paragraph-count="27" meta:word-count="87" meta:character-count="704" meta:non-whitespace-character-count="639"/>
  </office:meta>
</office:document-meta>
</file>